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etabolite</text:p>
          </table:table-cell>
          <table:table-cell table:style-name="ce2" office:value-type="string" calcext:value-type="string">
            <text:p>Mass</text:p>
          </table:table-cell>
          <table:table-cell office:value-type="string" calcext:value-type="string">
            <text:p>Mol. Weight</text:p>
          </table:table-cell>
          <table:table-cell office:value-type="string" calcext:value-type="string">
            <text:p>Molarity</text:p>
          </table:table-cell>
          <table:table-cell office:value-type="string" calcext:value-type="string">
            <text:p>Flow/Hour</text:p>
          </table:table-cell>
          <table:table-cell office:value-type="string" calcext:value-type="string">
            <text:p>G biomass</text:p>
          </table:table-cell>
          <table:table-cell office:value-type="string" calcext:value-type="string">
            <text:p>Maximum Flux</text:p>
          </table:table-cell>
          <table:table-cell office:value-type="string" calcext:value-type="string">
            <text:p>AfterM</text:p>
          </table:table-cell>
          <table:table-cell office:value-type="string" calcext:value-type="string">
            <text:p>Metabolite I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ucose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80.156" calcext:value-type="float">
            <text:p>180.156</text:p>
          </table:table-cell>
          <table:table-cell table:formula="of:=[.B2]/[.C2]" office:value-type="float" office:value="0.00832611736495038" calcext:value-type="float">
            <text:p>0.0083261174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2]*[.E2]/[.F2]" office:value-type="float" office:value="0.00929749772419459" calcext:value-type="float">
            <text:p>0.0092974977</text:p>
          </table:table-cell>
          <table:table-cell table:formula="of:=[.G2]*[.$L$3]" office:value-type="float" office:value="0.929749772419459" calcext:value-type="float">
            <text:p>0.9297497724</text:p>
          </table:table-cell>
          <table:table-cell office:value-type="string" calcext:value-type="string">
            <text:p>s_0565</text:p>
          </table:table-cell>
          <table:table-cell table:number-columns-repeated="2"/>
          <table:table-cell office:value-type="string" calcext:value-type="string">
            <text:p>Multiplier</text:p>
          </table:table-cell>
        </table:table-row>
        <table:table-row table:style-name="ro1">
          <table:table-cell table:style-name="ce1" office:value-type="string" calcext:value-type="string">
            <text:p>ammonium sulfate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1.07" calcext:value-type="float">
            <text:p>61.07</text:p>
          </table:table-cell>
          <table:table-cell table:formula="of:=[.B3]/[.C3]" office:value-type="float" office:value="0.0818732601932209" calcext:value-type="float">
            <text:p>0.0818732602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3]*[.E3]/[.F3]" office:value-type="float" office:value="0.0914251405490967" calcext:value-type="float">
            <text:p>0.0914251405</text:p>
          </table:table-cell>
          <table:table-cell table:formula="of:=[.G3]*[.$L$3]" office:value-type="float" office:value="9.14251405490967" calcext:value-type="float">
            <text:p>9.1425140549</text:p>
          </table:table-cell>
          <table:table-cell office:value-type="string" calcext:value-type="string">
            <text:p>s_042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istidin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55.1546" calcext:value-type="float">
            <text:p>155.1546</text:p>
          </table:table-cell>
          <table:table-cell table:formula="of:=[.B4]/[.C4]" office:value-type="float" office:value="0.000644518435160801" calcext:value-type="float">
            <text:p>0.0006445184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4]*[.E4]/[.F4]" office:value-type="float" office:value="0.000719712252596228" calcext:value-type="float">
            <text:p>0.0007197123</text:p>
          </table:table-cell>
          <table:table-cell table:formula="of:=[.G4]*[.$L$3]" office:value-type="float" office:value="0.0719712252596228" calcext:value-type="float">
            <text:p>0.0719712253</text:p>
          </table:table-cell>
          <table:table-cell office:value-type="string" calcext:value-type="string">
            <text:p>s_1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thionin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49.21" calcext:value-type="float">
            <text:p>149.21</text:p>
          </table:table-cell>
          <table:table-cell table:formula="of:=[.B5]/[.C5]" office:value-type="float" office:value="0.000670196367535688" calcext:value-type="float">
            <text:p>0.0006701964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5]*[.E5]/[.F5]" office:value-type="float" office:value="0.000748385943748185" calcext:value-type="float">
            <text:p>0.0007483859</text:p>
          </table:table-cell>
          <table:table-cell table:formula="of:=[.G5]*[.$L$3]" office:value-type="float" office:value="0.0748385943748185" calcext:value-type="float">
            <text:p>0.0748385944</text:p>
          </table:table-cell>
          <table:table-cell office:value-type="string" calcext:value-type="string">
            <text:p>s_1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racil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12.08" calcext:value-type="float">
            <text:p>112.08</text:p>
          </table:table-cell>
          <table:table-cell table:formula="of:=[.B6]/[.C6]" office:value-type="float" office:value="0.000892219842969308" calcext:value-type="float">
            <text:p>0.0008922198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6]*[.E6]/[.F6]" office:value-type="float" office:value="0.000996312157982393" calcext:value-type="float">
            <text:p>0.0009963122</text:p>
          </table:table-cell>
          <table:table-cell table:formula="of:=[.G6]*[.$L$3]" office:value-type="float" office:value="0.0996312157982393" calcext:value-type="float">
            <text:p>0.0996312158</text:p>
          </table:table-cell>
          <table:table-cell office:value-type="string" calcext:value-type="string">
            <text:p>s_15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ucine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131.17" calcext:value-type="float">
            <text:p>131.17</text:p>
          </table:table-cell>
          <table:table-cell table:formula="of:=[.B7]/[.C7]" office:value-type="float" office:value="0.00228710833269803" calcext:value-type="float">
            <text:p>0.0022871083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7]*[.E7]/[.F7]" office:value-type="float" office:value="0.00255393763817946" calcext:value-type="float">
            <text:p>0.0025539376</text:p>
          </table:table-cell>
          <table:table-cell table:formula="of:=[.G7]*[.$L$3]" office:value-type="float" office:value="0.255393763817946" calcext:value-type="float">
            <text:p>0.2553937638</text:p>
          </table:table-cell>
          <table:table-cell office:value-type="string" calcext:value-type="string">
            <text:p>s_10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[.B8]/[.C8]" office:value-type="float" office:value="62.5" calcext:value-type="float">
            <text:p>62.5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8]*[.E8]/[.F8]" office:value-type="float" office:value="69.7916666666667" calcext:value-type="float">
            <text:p>69.7916666667</text:p>
          </table:table-cell>
          <table:table-cell table:formula="of:=[.G8]*[.$L$3]" office:value-type="float" office:value="6979.16666666667" calcext:value-type="float">
            <text:p>6979.1666666667</text:p>
          </table:table-cell>
          <table:table-cell office:value-type="string" calcext:value-type="string">
            <text:p>s_1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otin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244.31" calcext:value-type="float">
            <text:p>244.31</text:p>
          </table:table-cell>
          <table:table-cell table:formula="of:=[.B9]/[.C9]" office:value-type="float" office:value="0.000000818632065818018" calcext:value-type="float">
            <text:p>8.18632065818018E-07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9]*[.E9]/[.F9]" office:value-type="float" office:value="0.000000914139140163454" calcext:value-type="float">
            <text:p>9.14139140163454E-07</text:p>
          </table:table-cell>
          <table:table-cell table:formula="of:=[.G9]*[.$L$3]" office:value-type="float" office:value="0.0000914139140163453" calcext:value-type="float">
            <text:p>9.14139140163453E-05</text:p>
          </table:table-cell>
          <table:table-cell office:value-type="string" calcext:value-type="string">
            <text:p>s_045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ositol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180.16" calcext:value-type="float">
            <text:p>180.16</text:p>
          </table:table-cell>
          <table:table-cell table:formula="of:=[.B10]/[.C10]" office:value-type="float" office:value="0.0000011101243339254" calcext:value-type="float">
            <text:p>1.1101243339254E-06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10]*[.E10]/[.F10]" office:value-type="float" office:value="0.00000123963883955003" calcext:value-type="float">
            <text:p>1.23963883955003E-06</text:p>
          </table:table-cell>
          <table:table-cell table:formula="of:=[.G10]*[.$L$3]" office:value-type="float" office:value="0.000123963883955003" calcext:value-type="float">
            <text:p>0.0001239639</text:p>
          </table:table-cell>
          <table:table-cell office:value-type="string" calcext:value-type="string">
            <text:p>s_115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boflavin</text:p>
          </table:table-cell>
          <table:table-cell table:style-name="ce3" office:value-type="float" office:value="0.0002" calcext:value-type="float">
            <text:p>2.00E-04</text:p>
          </table:table-cell>
          <table:table-cell office:value-type="float" office:value="376.36" calcext:value-type="float">
            <text:p>376.36</text:p>
          </table:table-cell>
          <table:table-cell table:formula="of:=[.B11]/[.C11]" office:value-type="float" office:value="0.000000531406100542034" calcext:value-type="float">
            <text:p>5.31406100542034E-07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11]*[.E11]/[.F11]" office:value-type="float" office:value="0.000000593403478938605" calcext:value-type="float">
            <text:p>5.93403478938605E-07</text:p>
          </table:table-cell>
          <table:table-cell table:formula="of:=[.G11]*[.$L$3]" office:value-type="float" office:value="0.0000593403478938605" calcext:value-type="float">
            <text:p>5.93403478938605E-05</text:p>
          </table:table-cell>
          <table:table-cell office:value-type="string" calcext:value-type="string">
            <text:p>s_14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tassium</text:p>
          </table:table-cell>
          <table:table-cell table:style-name="ce3" office:value-type="float" office:value="0.0001" calcext:value-type="float">
            <text:p>1.00E-04</text:p>
          </table:table-cell>
          <table:table-cell office:value-type="float" office:value="39.09" calcext:value-type="float">
            <text:p>39.09</text:p>
          </table:table-cell>
          <table:table-cell table:formula="of:=[.B12]/[.C12]" office:value-type="float" office:value="0.00000255819902788437" calcext:value-type="float">
            <text:p>2.55819902788437E-06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12]*[.E12]/[.F12]" office:value-type="float" office:value="0.00000285665558113755" calcext:value-type="float">
            <text:p>2.85665558113755E-06</text:p>
          </table:table-cell>
          <table:table-cell table:formula="of:=[.G12]*[.$L$3]" office:value-type="float" office:value="0.000285665558113755" calcext:value-type="float">
            <text:p>0.0002856656</text:p>
          </table:table-cell>
          <table:table-cell office:value-type="string" calcext:value-type="string">
            <text:p>s_137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dium Chloride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58.44" calcext:value-type="float">
            <text:p>58.44</text:p>
          </table:table-cell>
          <table:table-cell table:formula="of:=[.B13]/[.C13]" office:value-type="float" office:value="0.00171115674195756" calcext:value-type="float">
            <text:p>0.0017111567</text:p>
          </table:table-cell>
          <table:table-cell table:formula="of:=1" office:value-type="float" office:value="1" calcext:value-type="float">
            <text:p>1</text:p>
          </table:table-cell>
          <table:table-cell table:formula="of:=0.6/0.67" office:value-type="float" office:value="0.895522388059701" calcext:value-type="float">
            <text:p>0.8955223881</text:p>
          </table:table-cell>
          <table:table-cell table:formula="of:=[.D13]*[.E13]/[.F13]" office:value-type="float" office:value="0.00191079169518595" calcext:value-type="float">
            <text:p>0.0019107917</text:p>
          </table:table-cell>
          <table:table-cell table:formula="of:=[.G13]*[.$L$3]" office:value-type="float" office:value="0.191079169518595" calcext:value-type="float">
            <text:p>0.1910791695</text:p>
          </table:table-cell>
          <table:table-cell office:value-type="string" calcext:value-type="string">
            <text:p>s_1438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GluConsumed/unitBiomass/hou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GluConsumed/Biomass/min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[.B18]/12.011" office:value-type="float" office:value="0.000499542086420781" calcext:value-type="float">
            <text:p>0.0004995421</text:p>
          </table:table-cell>
          <table:table-cell table:style-name="Default" table:formula="of:=[.C18]/6" office:value-type="float" office:value="0.0000832570144034635" calcext:value-type="float">
            <text:p>0.000083257</text:p>
          </table:table-cell>
          <table:table-cell table:style-name="Default" table:number-columns-repeated="3"/>
          <table:table-cell table:formula="of:=[.D18]*60*[.L3]" office:value-type="float" office:value="0.499542086420781" calcext:value-type="float">
            <text:p>0.4995420864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anolProduced</text:p>
          </table:table-cell>
          <table:table-cell office:value-type="float" office:value="0.0025" calcext:value-type="float">
            <text:p>0.0025</text:p>
          </table:table-cell>
          <table:table-cell table:style-name="Default" table:formula="of:=[.B22]/12.011" office:value-type="float" office:value="0.000208142536008659" calcext:value-type="float">
            <text:p>0.00020814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2]/[.D22]" office:value-type="float" office:value="0.000104071268004329" calcext:value-type="float">
            <text:p>0.0001040713</text:p>
          </table:table-cell>
          <table:table-cell table:style-name="Default" table:formula="of:=[.E22]*60" office:value-type="float" office:value="0.00624427608025976" calcext:value-type="float">
            <text:p>0.0062442761</text:p>
          </table:table-cell>
          <table:table-cell table:style-name="Default" table:formula="of:=[.F22]*[.$L$3]" office:value-type="float" office:value="0.624427608025976" calcext:value-type="float">
            <text:p>0.62442760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lyProduced</text:p>
          </table:table-cell>
          <table:table-cell office:value-type="float" office:value="0.0003" calcext:value-type="float">
            <text:p>0.0003</text:p>
          </table:table-cell>
          <table:table-cell table:style-name="Default" table:formula="of:=[.B23]/12.011" office:value-type="float" office:value="0.0000249771043210391" calcext:value-type="float">
            <text:p>2.49771043210391E-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C23]/[.D23]" office:value-type="float" office:value="0.00000832570144034635" calcext:value-type="float">
            <text:p>8.32570144034635E-06</text:p>
          </table:table-cell>
          <table:table-cell table:style-name="Default" table:formula="of:=[.E23]*60" office:value-type="float" office:value="0.000499542086420781" calcext:value-type="float">
            <text:p>0.0004995421</text:p>
          </table:table-cell>
          <table:table-cell table:style-name="Default" table:formula="of:=[.F23]*[.$L$3]" office:value-type="float" office:value="0.0499542086420781" calcext:value-type="float">
            <text:p>0.049954208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2 Produced</text:p>
          </table:table-cell>
          <table:table-cell office:value-type="float" office:value="0.0015" calcext:value-type="float">
            <text:p>0.0015</text:p>
          </table:table-cell>
          <table:table-cell table:style-name="Default" table:formula="of:=[.B24]/12.011" office:value-type="float" office:value="0.000124885521605195" calcext:value-type="float">
            <text:p>0.00012488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24]/[.D24]" office:value-type="float" office:value="0.000124885521605195" calcext:value-type="float">
            <text:p>0.0001248855</text:p>
          </table:table-cell>
          <table:table-cell table:style-name="Default" table:formula="of:=[.E24]*60" office:value-type="float" office:value="0.00749313129631172" calcext:value-type="float">
            <text:p>0.0074931313</text:p>
          </table:table-cell>
          <table:table-cell table:style-name="Default" table:formula="of:=[.F24]*[.$L$3]" office:value-type="float" office:value="0.749313129631172" calcext:value-type="float">
            <text:p>0.7493131296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1:37:12.37543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8:57.704407223</meta:creation-date>
    <dc:date>2018-10-30T12:18:36.437929171</dc:date>
    <meta:editing-duration>PT2H13M35S</meta:editing-duration>
    <meta:editing-cycles>4</meta:editing-cycles>
    <meta:generator>LibreOffice/5.1.6.2$Linux_X86_64 LibreOffice_project/10m0$Build-2</meta:generator>
    <meta:document-statistic meta:table-count="1" meta:cell-count="146" meta:object-count="0"/>
  </office:meta>
</office:document-meta>
</file>